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paragraph-properties fo:line-height="150%"/>
      <style:text-properties officeooo:paragraph-rsid="000c1fdd"/>
    </style:style>
    <style:style style:name="P2" style:family="paragraph" style:parent-style-name="Standard">
      <style:paragraph-properties fo:line-height="150%"/>
      <style:text-properties officeooo:paragraph-rsid="000c1fdd"/>
    </style:style>
    <style:style style:name="P3" style:family="paragraph" style:parent-style-name="Standard" style:list-style-name="L2">
      <style:paragraph-properties fo:line-height="150%"/>
      <style:text-properties officeooo:paragraph-rsid="000c1fdd"/>
    </style:style>
    <style:style style:name="P4" style:family="paragraph" style:parent-style-name="Standard" style:list-style-name="L3">
      <style:paragraph-properties fo:line-height="150%"/>
      <style:text-properties officeooo:paragraph-rsid="000c1fdd"/>
    </style:style>
    <style:style style:name="P5" style:family="paragraph" style:parent-style-name="Standard" style:list-style-name="L4">
      <style:paragraph-properties fo:line-height="150%"/>
      <style:text-properties officeooo:paragraph-rsid="000c1fdd"/>
    </style:style>
    <style:style style:name="P6" style:family="paragraph" style:parent-style-name="Standard">
      <style:paragraph-properties fo:margin-left="0in" fo:margin-right="0in" fo:line-height="150%" fo:text-indent="0in" style:auto-text-indent="false"/>
      <style:text-properties officeooo:paragraph-rsid="000c1fdd"/>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fo:font-variant="normal" fo:text-transform="none" fo:color="#222222" style:font-name="arial" fo:font-size="9.75pt" fo:letter-spacing="normal" fo:font-style="normal" fo:font-weight="bold" style:font-weight-asian="bold" style:font-weight-complex="bold"/>
    </style:style>
    <style:style style:name="T3" style:family="text">
      <style:text-properties fo:font-variant="normal" fo:text-transform="none" fo:color="#222222" fo:letter-spacing="normal"/>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General comments</text:span><text:line-break/><text:line-break/><text:span text:style-name="T1">- Some short paragraphs can be merged.</text:span><text:line-break/><text:line-break/><text:span text:style-name="T2">Structure of the introduction</text:span><text:line-break/></text:p>
      <text:list xml:id="list8427093787367893385" text:style-name="L1">
        <text:list-item>
          <text:p text:style-name="P1"><text:span text:style-name="T1">Right now, the structure is "main theme -&gt; current experiment -&gt; background". I would instead save the current experiment for the last paragraph. Something like "main theme -&gt; three hypotheses -&gt; what is still missing -&gt; current experiment". You can describe right away that you are interested in saccades towards single objects, but without going into the details of the experiment.</text:span></text:p>
        </text:list-item>
        <text:list-item>
          <text:p text:style-name="P1"><text:span text:style-name="T1">To make things more concrete, you could explain each hypothesis with a simple example that relates to your experiment. Something like: "The center-of-gravity hypothesis predicts that the eyes are simply drawn to object's weighted center. For example, in the case of a hammer, the eyes would land slightly towards the heavy side of the object, but no more than would be expected based on the stimulus' low-level properties." Once you have made these predictions explicit, you can use them later on to interpret the results.</text:span></text:p>
        </text:list-item>
        <text:list-item>
          <text:p text:style-name="P1"><text:span text:style-name="T1">The affordances and semantic hypotheses are described together. This kind of makes sense, but might be clearer distinguish them more clearly.</text:span></text:p>
        </text:list-item>
        <text:list-item>
          <text:p text:style-name="P1"><text:span text:style-name="T1">I would mention already in the introduction that studies on affordances have generally not paid a lot of attention center-of-gravity effects. You mention it already, but very briefly, and the reader may not pick up on this as a potential explanation for the conflicting findings.</text:span></text:p>
        </text:list-item>
        <text:list-item>
          <text:p text:style-name="P1"><text:span text:style-name="T1">Related to above, I would mention the saliency simulation, to show that you--unlike others--do take this into account.</text:span></text:p>
        </text:list-item>
        <text:list-item>
          <text:p text:style-name="P1"><text:span text:style-name="T1">I'm not sure about the use of subheadings in the introduction. If other papers in Exp Brain Res don't do this, I would remove them.</text:span></text:p>
        </text:list-item>
      </text:list>
      <text:p text:style-name="P2"><text:line-break/><text:line-break/><text:span text:style-name="T2">Exp 1</text:span></text:p>
      <text:p text:style-name="P2"><text:line-break/><text:span text:style-name="T1">## Methods</text:span><text:line-break/><text:line-break/><text:span text:style-name="T1">- Normalisation, CoG, and Statistical tests -&gt; Analysis and results</text:span><text:line-break/><text:line-break/><text:span text:style-name="T1">## Discussion</text:span></text:p>
      <text:p text:style-name="P2"><text:span text:style-name="T1"/></text:p>
      <text:list xml:id="list2096868607904082482" text:style-name="L2">
        <text:list-item>
          <text:p text:style-name="P3"><text:span text:style-name="T1">Mention the behavioral data. You can argue that, although this paradigm is of course different from the typical affordance study (so it's not a replication or anything), you would nevertheless expect to find an affordance effect, based on the idea that affordance are automatic.</text:span></text:p>
        </text:list-item>
        <text:list-item>
          <text:p text:style-name="P3"><text:span text:style-name="T1">I wouldn't say that the initial saccades are difficult to explain, but rather that this shows how crucial it is to take the CoG into account.</text:span></text:p>
        </text:list-item>
      </text:list>
      <text:p text:style-name="P2"><text:soft-page-break/><text:line-break/><text:line-break/><text:span text:style-name="T2"># Exp 2</text:span><text:span text:style-name="T4"><text:line-break/></text:span><text:line-break/><text:span text:style-name="T1">## Saliency-model simulation</text:span><text:line-break/></text:p>
      <text:list xml:id="list5465003872043667309" text:style-name="L3">
        <text:list-item>
          <text:p text:style-name="P4"><text:span text:style-name="T1">I would make this a level 1 heading.</text:span></text:p>
        </text:list-item>
        <text:list-item>
          <text:p text:style-name="P4"><text:span text:style-name="T1">I would briefly describe that the saliency model is also sensitive to the mask, just like the real data. </text:span></text:p>
        </text:list-item>
        <text:list-item>
          <text:p text:style-name="P4"><text:span text:style-name="T1">I like that you describe this manipulation as a sanity check earlier.</text:span></text:p>
        </text:list-item>
      </text:list>
      <text:p text:style-name="P2"><text:line-break/><text:line-break/><text:span text:style-name="T1">## Discussion</text:span><text:line-break/></text:p>
      <text:list xml:id="list7885399975479452405" text:style-name="L4">
        <text:list-item>
          <text:p text:style-name="P5"><text:span text:style-name="T1">I wouldn't refer to Exp. 1 as suggestive of an affordance effect. More something like: 'In Exp. 1 we found that one can come to different conclusions depending on whether the CoG is taken into account. Here, in Exp. 2, we show that if the CoG is properly taken into account, there are no longer any discernible effects of semantics on the initial landing position.'</text:span></text:p>
        </text:list-item>
        <text:list-item>
          <text:p text:style-name="P5"><text:span text:style-name="T1">I wouldn't describe the effect of saccade number and time-since-stimulus as distinct explanations. Simply something like: "The semantic effects are readily apparent in the second and third fixations, and even, although to a lesser extent, in the initial fixation for the slowest saccade latencies.' This also applies to the General Discussion. This may make things easier to understand.</text:span><text:line-break/></text:p>
        </text:list-item>
      </text:list>
      <text:p text:style-name="P2"><text:line-break/><text:span text:style-name="T1">## General discussion</text:span><text:line-break/><text:line-break/><text:span text:style-name="T1">- I'm not sure I would discuss the difference between dwell time and landing position. It may make things too complic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12:05:24</meta:creation-date>
    <dc:date>2013-10-03T12:08:47</dc:date>
    <meta:editing-duration>P0D</meta:editing-duration>
    <meta:editing-cycles>1</meta:editing-cycles>
    <meta:document-statistic meta:table-count="0" meta:image-count="0" meta:object-count="0" meta:page-count="2" meta:paragraph-count="19" meta:word-count="563" meta:character-count="3360" meta:non-whitespace-character-count="2812"/>
    <meta:generator>LibreOffice/4.0.2.2$Linux_X86_64 LibreOffice_project/400m0$Build-2</meta:generator>
  </office:meta>
</office:document-meta>
</file>